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9000002EF31D9195E5064A9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Arabic Kufi" svg:font-family="'Droid Arabic Kufi'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aree" svg:font-family="Waree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e7f00" draw:fill-color="#000000" draw:textarea-horizontal-align="justify" draw:textarea-vertical-align="middle" draw:auto-grow-height="false" fo:min-height="2.438cm" fo:min-width="2.258cm"/>
    </style:style>
    <style:style style:name="gr2" style:family="graphic" style:parent-style-name="standard">
      <style:graphic-properties svg:stroke-color="#fe7f00" draw:fill-color="#000000" draw:textarea-horizontal-align="justify" draw:textarea-vertical-align="middle" draw:auto-grow-height="false" fo:min-height="1.384cm" fo:min-width="1.15cm"/>
    </style:style>
    <style:style style:name="gr3" style:family="graphic" style:parent-style-name="standard">
      <style:graphic-properties svg:stroke-color="#fe7f00" draw:fill-color="#000000" draw:textarea-horizontal-align="justify" draw:textarea-vertical-align="middle" draw:auto-grow-height="false" fo:min-height="0.05cm" fo:min-width="6.2cm"/>
    </style:style>
    <style:style style:name="gr4" style:family="graphic" style:parent-style-name="standard">
      <style:graphic-properties svg:stroke-color="#fe7f00" draw:fill-color="#000000" draw:textarea-horizontal-align="justify" draw:textarea-vertical-align="middle" draw:auto-grow-height="false" fo:min-height="3.35cm" fo:min-width="0.5cm"/>
    </style:style>
    <style:style style:name="gr5" style:family="graphic" style:parent-style-name="standard">
      <style:graphic-properties svg:stroke-color="#fe7f00" draw:fill-color="#000000" draw:textarea-horizontal-align="justify" draw:textarea-vertical-align="middle" draw:auto-grow-height="false" fo:min-height="4.45cm" fo:min-width="1.8cm"/>
    </style:style>
    <style:style style:name="gr6" style:family="graphic" style:parent-style-name="standard">
      <style:graphic-properties svg:stroke-color="#fe7f00" draw:fill-color="#000000" draw:textarea-horizontal-align="justify" draw:textarea-vertical-align="middle" draw:auto-grow-height="false" fo:min-height="0.95cm" fo:min-width="8cm"/>
    </style:style>
    <style:style style:name="gr7" style:family="graphic" style:parent-style-name="standard">
      <style:graphic-properties svg:stroke-color="#fe7f00" draw:fill-color="#000000" draw:textarea-horizontal-align="justify" draw:textarea-vertical-align="middle" draw:auto-grow-height="false" fo:min-height="1.73cm" fo:min-width="0.562cm"/>
    </style:style>
    <style:style style:name="gr8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654cm" fo:min-width="5.903cm"/>
    </style:style>
    <style:style style:name="gr9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1.774cm" fo:min-width="1.578cm"/>
    </style:style>
    <style:style style:name="gr10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981cm" fo:min-width="0.744cm"/>
    </style:style>
    <style:style style:name="gr11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cm" fo:min-width="4.547cm"/>
    </style:style>
    <style:style style:name="gr12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2.461cm" fo:min-width="0.253cm"/>
    </style:style>
    <style:style style:name="gr13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3.29cm" fo:min-width="1.233cm"/>
    </style:style>
    <style:style style:name="gr14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2.462cm" fo:min-width="0.253cm"/>
    </style:style>
    <style:style style:name="gr15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1.243cm" fo:min-width="0.299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1.774cm" fo:min-width="1.578cm"/>
    </style:style>
    <style:style style:name="gr18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0.981cm" fo:min-width="0.744cm"/>
    </style:style>
    <style:style style:name="gr19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0cm" fo:min-width="4.547cm"/>
    </style:style>
    <style:style style:name="gr20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899cm" fo:min-width="0cm"/>
    </style:style>
    <style:style style:name="gr21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766cm" fo:min-width="0.299cm"/>
    </style:style>
    <style:style style:name="gr22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731cm" fo:min-width="0.299cm"/>
    </style:style>
    <style:style style:name="gr2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072cm" fo:min-width="2.034cm" fo:padding-top="0.165cm" fo:padding-bottom="0.165cm" fo:padding-left="0.29cm" fo:padding-right="0.29cm" fo:wrap-option="no-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7cm" fo:min-width="1.92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cm" fo:min-width="6.373cm"/>
      <style:paragraph-properties style:writing-mode="lr-tb"/>
    </style:style>
    <style:style style:name="gr26" style:family="graphic" style:parent-style-name="standard">
      <style:graphic-properties draw:stroke="none" draw:fill="none" fo:min-height="16.063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style:font-name="Likhan" fo:font-size="80pt" style:font-size-asian="80pt" style:font-size-complex="80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DejaVu Sans Mono1" fo:font-size="60pt" style:font-size-asian="60pt" style:font-size-complex="60pt"/>
    </style:style>
    <style:style style:name="P7" style:family="paragraph">
      <style:text-properties style:font-name="Droid Arabic Kufi" fo:font-size="120pt" fo:font-weight="bold" style:font-size-asian="120pt" style:font-weight-asian="bold" style:font-name-complex="Droid Arabic Kufi" style:font-size-complex="120pt" style:font-weight-complex="bold"/>
    </style:style>
    <style:style style:name="P8" style:family="paragraph">
      <loext:graphic-properties draw:fill="none"/>
      <style:text-properties style:font-name="Droid Arabic Kufi" fo:font-size="120pt" fo:font-weight="bold" style:font-size-asian="120pt" style:font-weight-asian="bold" style:font-name-complex="Droid Arabic Kufi" style:font-size-complex="120pt" style:font-weight-complex="bold"/>
    </style:style>
    <style:style style:name="T1" style:family="text">
      <style:text-properties style:font-name="Likhan" fo:font-size="80pt" style:font-size-asian="80pt" style:font-size-complex="80pt"/>
    </style:style>
    <style:style style:name="T2" style:family="text">
      <style:text-properties style:font-name="DejaVu Sans Mono1" fo:font-size="60pt" style:font-size-asian="60pt" style:font-size-complex="60pt"/>
    </style:style>
    <style:style style:name="T3" style:family="text">
      <style:text-properties fo:color="#c9211e" loext:opacity="100%" style:font-name="Droid Arabic Kufi" fo:font-size="120pt" fo:font-weight="bold" fo:background-color="#ffff00" style:font-size-asian="120pt" style:font-weight-asian="bold" style:font-name-complex="Droid Arabic Kufi" style:font-size-complex="120pt" style:font-weight-complex="bold"/>
    </style:style>
    <style:style style:name="T4" style:family="text">
      <style:text-properties fo:color="#3465a4" loext:opacity="100%" style:font-name="Droid Arabic Kufi" fo:font-size="120pt" fo:font-weight="bold" style:font-size-asian="120pt" style:font-weight-asian="bold" style:font-name-complex="Droid Arabic Kufi" style:font-size-complex="120pt" style:font-weight-complex="bold"/>
    </style:style>
    <style:style style:name="T5" style:family="text">
      <style:text-properties fo:color="#cccccc" loext:opacity="100%" style:font-name="Droid Arabic Kufi" fo:font-size="120pt" fo:font-weight="bold" fo:background-color="#77bc65" style:font-size-asian="120pt" style:font-weight-asian="bold" style:font-name-complex="Droid Arabic Kufi" style:font-size-complex="120pt" style:font-weight-complex="bold"/>
    </style:style>
    <style:style style:name="T6" style:family="text">
      <style:text-properties style:font-name="Droid Arabic Kufi" fo:font-size="120pt" fo:font-weight="bold" fo:background-color="#ff0000" style:font-size-asian="120pt" style:font-weight-asian="bold" style:font-name-complex="Droid Arabic Kufi" style:font-size-complex="120pt" style:font-weight-complex="bold"/>
    </style:style>
    <style:style style:name="T7" style:family="text">
      <style:text-properties fo:color="#ffd7d7" loext:opacity="100%" style:font-name="Droid Arabic Kufi" fo:font-size="120pt" fo:font-weight="bold" fo:background-color="#b85c00" style:font-size-asian="120pt" style:font-weight-asian="bold" style:font-name-complex="Droid Arabic Kufi" style:font-size-complex="120pt" style:font-weight-complex="bold"/>
    </style:style>
    <style:style style:name="T8" style:family="text">
      <style:text-properties fo:color="#ff5429" loext:opacity="100%" style:font-name="Droid Arabic Kufi" fo:font-size="120pt" fo:font-weight="bold" style:font-size-asian="120pt" style:font-weight-asian="bold" style:font-name-complex="Droid Arabic Kufi" style:font-size-complex="120pt" style:font-weight-complex="bold"/>
    </style:style>
    <style:style style:name="T9" style:family="text">
      <style:text-properties fo:color="#000000" loext:opacity="100%" style:font-name="Droid Arabic Kufi" fo:font-size="120pt" fo:font-weight="bold" fo:background-color="#cccccc" style:font-size-asian="120pt" style:font-weight-asian="bold" style:font-name-complex="Droid Arabic Kufi" style:font-size-complex="1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cm" svg:height="3.8cm" svg:x="4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4.9cm" draw:transform="rotate (0.637394242828329) translate (0.9cm 6.3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7cm" svg:height="0.3cm" svg:x="8.5cm" svg:y="1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1.58964588271644) translate (9.901cm 15.56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1.33988926675605) translate (6.267cm 14.77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4.7cm" svg:x="5.3cm" svg:y="1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-0.82484260449252) translate (6.244cm 13.32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0.451691210416132) translate (3.6cm 16.23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5cm" svg:height="1.2cm" svg:x="6.2cm" svg:y="1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2.8cm" svg:x="14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8" draw:text-style-name="P1" draw:layer="layout" svg:width="6.403cm" svg:height="0.904cm" draw:transform="rotate (0.11990411961201) translate (7cm 12.46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938cm" svg:height="2.862cm" svg:x="12.412cm" svg:y="8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4) rotate (0.318871654339364) translate (10.981cm 5.0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5.047cm" svg:height="0.226cm" draw:transform="rotate (-0.168249739892254) translate (15.438cm 10.13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0.000698131700797688) rotate (-0.194953277447767) translate (13.927cm 16.99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228289066160859) translate (12.501cm 11.0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14) rotate (0.451691210416132) translate (12.839cm 14.8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51634205413267) translate (13.033cm 20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53cm" svg:height="2.711cm" draw:transform="skewX (0.000698131700797688) rotate (-0.194953277447767) translate (11.761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7cm 1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33395514729927) translate (10.685cm 20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8.105cm" svg:height="5.391cm" draw:transform="rotate (-0.171914931321442) translate (5.214cm 7.802cm)">
          <draw:image xlink:href="Pictures/1000000100000469000002EF31D9195E5064A9B6.png" xlink:type="simple" xlink:show="embed" xlink:actuate="onLoad" draw:mime-type="image/png">
            <text:p/>
          </draw:image>
        </draw:frame>
        <draw:custom-shape draw:style-name="gr14" draw:text-style-name="P1" draw:layer="layout" svg:width="0.753cm" svg:height="2.712cm" draw:transform="rotate (-0.605280184591634) translate (13.143cm 11.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rotate (1.58964588271644) translate (9.289cm 14.4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8" draw:text-style-name="P1" draw:layer="layout" svg:width="6.403cm" svg:height="0.904cm" draw:transform="rotate (0.11990411961201) translate (7cm 12.46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38cm" svg:height="2.862cm" svg:x="12.412cm" svg:y="8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486cm" svg:height="3.692cm" draw:transform="skewX (-0.000349065850398824) rotate (-0.473856891916461) translate (15.288cm 4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1cm" draw:transform="skewX (-0.000698131700797744) rotate (-0.194953277447767) translate (11.053cm 16.895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228289066160859) translate (12.501cm 11.0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3cm" draw:transform="skewX (0.00104719755119668) rotate (0.451691210416132) translate (10.495cm 14.728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51634205413267) translate (9.993cm 20.585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53cm" svg:height="2.711cm" draw:transform="skewX (-0.000698131700797744) rotate (-0.194953277447767) translate (13.219cm 16.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0.000698131700797732) rotate (0.000349065850398866) translate (12.74cm 14.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33395514729927) translate (12.193cm 20.297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8.105cm" svg:height="5.391cm" draw:transform="rotate (-0.171914931321442) translate (5.214cm 7.802cm)">
          <draw:image xlink:href="Pictures/1000000100000469000002EF31D9195E5064A9B6.png" xlink:type="simple" xlink:show="embed" xlink:actuate="onLoad" draw:mime-type="image/png">
            <text:p/>
          </draw:image>
        </draw:frame>
        <draw:custom-shape draw:style-name="gr14" draw:text-style-name="P1" draw:layer="layout" svg:width="0.753cm" svg:height="2.712cm" draw:transform="rotate (-0.605280184591634) translate (13.143cm 11.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rotate (1.58964588271644) translate (9.289cm 14.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047cm" svg:height="0.226cm" draw:transform="rotate (-0.0956440430092898) translate (7.322cm 9.093cm)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9" draw:text-style-name="P1" draw:layer="layout" svg:width="2.938cm" svg:height="2.862cm" svg:x="7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4) rotate (0.318871654339364) translate (5.8cm 4.9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1cm" draw:transform="skewX (-0.000698131700797744) rotate (-0.194953277447767) translate (6.792cm 13.69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00226892802759273) translate (7.882cm 11.24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3cm" draw:transform="skewX (0.00104719755119668) rotate (0.451691210416132) translate (6.234cm 11.5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" draw:layer="layout" svg:width="0.257cm" svg:height="1.149cm" draw:transform="skewX (0.000872664625997168) rotate (-0.121300383013607) translate (12.14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8.944cm 14.6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8.944cm 17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8.633cm 20.9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-0.000698131700797732) rotate (0.000349065850398866) translate (7.745cm 14.6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7.745cm 17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7.434cm 20.9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0.00104719755119659) rotate (-0.621511746635181) translate (11.072cm 11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-0.000349065850398845) rotate (-2.8003807848249) translate (12.616cm 13.6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5.047cm" svg:height="0.226cm" draw:transform="rotate (-0.629714794119554) translate (10.021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29cm" svg:height="1.385cm" draw:transform="rotate (0.0279252680319093) translate (11.82cm 10.1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3.6cm" svg:height="3.3cm" svg:x="11.5cm" svg:y="4.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910.91363510136 29497.9703120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5" draw:layer="layout" svg:width="2.424cm" svg:height="4.057cm" svg:x="12cm" svg:y="4cm">
          <draw:text-box>
            <text:p text:style-name="P4"><text:span text:style-name="T1">?</text:span></text:p>
          </draw:text-box>
        </draw:frame>
      </draw:page>
      <draw:page draw:name="page5" draw:style-name="dp1" draw:master-page-name="Standard">
        <draw:custom-shape draw:style-name="gr9" draw:text-style-name="P1" draw:layer="layout" svg:width="2.938cm" svg:height="2.862cm" svg:x="15.79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5) rotate (-0.266511776779535) translate (17.471cm 5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2cm" draw:transform="skewX (-0.000698131700797771) rotate (-1.00635684669993) translate (8.293cm 12.7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00226892802759273) translate (9.982cm 11.84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3cm" draw:transform="skewX (0.00104719755119668) rotate (0.451691210416132) translate (8.334cm 12.1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044cm 15.2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044cm 1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10.733cm 21.5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-0.000698131700797732) rotate (0.000349065850398866) translate (9.845cm 15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9.845cm 17.9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9.534cm 21.5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3cm" draw:transform="skewX (0.000698131700797656) rotate (-0.911934534167038) translate (13.936cm 11.94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-0.000349065850398845) rotate (-1.98374122781676) translate (16.798cm 13.5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5.047cm" svg:height="0.226cm" draw:transform="rotate (-0.154287105876298) translate (10.635cm 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29cm" svg:height="1.385cm" draw:transform="rotate (-1.36973439696515) translate (17.957cm 1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6" draw:layer="layout" svg:width="6.873cm" svg:height="3.1cm" svg:x="2.027cm" svg:y="9.8cm">
          <draw:text-box>
            <text:p text:style-name="P4"><text:span text:style-name="T2">0.2.x</text:span></text:p>
          </draw:text-box>
        </draw:frame>
        <draw:custom-shape draw:style-name="gr22" draw:text-style-name="P1" draw:layer="layout" svg:width="1.129cm" svg:height="1.385cm" draw:transform="rotate (-1.36973439696515) translate (5.957cm 12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frame draw:style-name="gr26" draw:text-style-name="P8" draw:layer="layout" svg:width="17cm" svg:height="16.313cm" svg:x="0.8cm" svg:y="12.9cm">
          <draw:text-box>
            <text:p text:style-name="P7"><text:span text:style-name="T3">ک</text:span><text:span text:style-name="T4">ا</text:span><text:span text:style-name="T5">ت</text:span><text:span text:style-name="T6">ی</text:span><text:span text:style-name="T7">و</text:span><text:span text:style-name="T8">ش</text:span><text:span text:style-name="T9">ا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Arabic Kufi" svg:font-family="'Droid Arabic Kufi'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aree" svg:font-family="Waree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04T13:02:21.952801733</meta:creation-date>
    <dc:date>2021-12-10T17:23:41.263135344</dc:date>
    <meta:editing-duration>PT33M40S</meta:editing-duration>
    <meta:editing-cycles>18</meta:editing-cycles>
    <meta:generator>LibreOffice/7.2.4.1$Linux_X86_64 LibreOffice_project/20$Build-1</meta:generator>
    <meta:document-statistic meta:object-count="74"/>
  </office:meta>
</office:document-meta>
</file>